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36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5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6" style:family="table-cell" style:parent-style-name="Default">
      <style:text-properties fo:font-size="8.5pt" style:font-size-asian="8.5pt" style:font-size-complex="8.5pt"/>
    </style:style>
    <style:style style:name="ce47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48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58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59" style:family="table-cell" style:parent-style-name="Default">
      <style:table-cell-properties fo:background-color="#ffff00"/>
      <style:text-properties fo:font-size="8.5pt" fo:font-style="italic" style:font-size-asian="8.5pt" style:font-style-asian="italic" style:font-size-complex="8.5pt" style:font-style-complex="italic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IC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1"/>
          <table:table-cell table:style-name="ce42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2-18">
            <text:p>2009-02-18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2-18">
            <text:p>2009-02-18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ooc:=[.D3]" office:value-type="date" office:date-value="2009-02-18">
            <text:p>2009-02-18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0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Event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 NOT NULL DEFAULT TRUE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CauseLang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BOOLEAN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BOOLEAN NOT NULL DEFAULT False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BOOLEAN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Transport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Communications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Lang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Relief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Agricultural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WaterSuppl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Sewerage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Education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BOOLEAN NOT NULL DEFAULT TRUE</text:p>
          </table:table-cell>
          <table:table-cell/>
          <table:table-cell table:style-name="ce3" office:value-type="string">
            <text:p>SectorPower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3" office:value-type="string">
            <text:p>SectorIndustry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Field</text:p>
          </table:table-cell>
          <table:covered-table-cell table:style-name="ce40"/>
          <table:table-cell/>
          <table:table-cell table:style-name="ce3" office:value-type="string">
            <text:p>SectorHealth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/>
          <table:table-cell table:style-name="ce4" office:value-type="string">
            <text:p>SectorOtherQ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BOOLEAN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table:formula="oooc:=[.Q66]" office:value-type="string" office:string-value="EEGroupId">
            <text:p>EEGroupId</text:p>
          </table:table-cell>
          <table:table-cell table:style-name="ce19" table:formula="oooc:=[.R66]" office:value-type="string" office:string-value="VARCHAR(30)">
            <text:p>VARCHAR(30)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/>
          <table:table-cell table:style-name="ce43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number-columns-repeated="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Q70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5"/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number-columns-repeated="5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 table:number-columns-repeated="7"/>
          <table:table-cell table:number-columns-repeated="23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6"/>
        <table:table-column table:style-name="co27" table:default-cell-style-name="ce46"/>
        <table:table-column table:style-name="co25" table:number-columns-repeated="254" table:default-cell-style-name="ce46"/>
        <table:table-row table:style-name="ro2">
          <table:table-cell table:style-name="ce44" table:formula="oooc:=CONCATENATE(&quot;/* &quot;; [Tables.D2]; &quot; - &quot;; [Tables.N2])" office:value-type="string" office:string-value="/* BASIC.DB - DesInventar8.2">
            <text:p>/* BASIC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2">
          <table:table-cell table:style-name="ce45" table:formula="oooc:=[Tables.D3]" office:value-type="date" office:date-value="2009-02-18">
            <text:p>2009-02-18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3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2">
          <table:table-cell/>
          <table:table-cell table:style-name="ce51" office:value-type="string">
            <text:p>);</text:p>
          </table:table-cell>
          <table:table-cell table:number-columns-repeated="254"/>
        </table:table-row>
        <table:table-row table:style-name="ro2">
          <table:table-cell table:style-name="ce47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2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2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2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2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2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2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2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2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2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2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2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2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C24]; &quot; &quot;; [Tables.D24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C27]; &quot; &quot;; [Tables.D27]; &quot;, &quot;)" office:value-type="string" office:string-value="EventActive BOOLEAN, ">
            <text:p>EventActive BOOLEAN, </text:p>
          </table:table-cell>
          <table:table-cell table:number-columns-repeated="255"/>
        </table:table-row>
        <table:table-row table:style-name="ro2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23];&quot;','&quot;; [Tables.C24]; 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2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C35]; &quot; &quot;; [Tables.D35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2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C38]; &quot; &quot;; [Tables.D38]; &quot;, &quot;)" office:value-type="string" office:string-value="CauseActive BOOLEAN, ">
            <text:p>CauseActive BOOLEAN, </text:p>
          </table:table-cell>
          <table:table-cell table:number-columns-repeated="255"/>
        </table:table-row>
        <table:table-row table:style-name="ro2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34];&quot;','&quot;; [Tables.C35]; 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2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2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2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2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2">
          <table:table-cell table:style-name="ce47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2">
          <table:table-cell table:style-name="ce48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2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2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2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2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2">
          <table:table-cell table:style-name="ce47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2">
          <table:table-cell table:style-name="ce47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2">
          <table:table-cell table:style-name="ce50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3">
          <table:table-cell table:style-name="Default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 table:number-rows-repeated="417">
          <table:table-cell table:style-name="Default"/>
          <table:table-cell table:number-columns-repeated="255"/>
        </table:table-row>
        <table:table-row table:style-name="ro2" table:number-rows-repeated="6503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3">
          <table:table-cell table:style-name="ce44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255"/>
        </table:table-row>
        <table:table-row table:style-name="ro3">
          <table:table-cell table:style-name="ce45" table:formula="oooc:=[Tables.D3]" office:value-type="date" office:date-value="2009-02-18">
            <text:p>2009-02-18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255"/>
        </table:table-row>
        <table:table-row table:style-name="ro3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255"/>
        </table:table-row>
        <table:table-row table:style-name="ro3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255"/>
        </table:table-row>
        <table:table-row table:style-name="ro3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255"/>
        </table:table-row>
        <table:table-row table:style-name="ro3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255"/>
        </table:table-row>
        <table:table-row table:style-name="ro3">
          <table:table-cell table:formula="oooc:=CONCATENATE([Tables.H13]; &quot; &quot;; [Tables.I13]; &quot;, &quot;)" office:value-type="string" office:string-value="IsCRegion BOOLEAN, ">
            <text:p>IsCRegion BOOLEAN, </text:p>
          </table:table-cell>
          <table:table-cell table:number-columns-repeated="255"/>
        </table:table-row>
        <table:table-row table:style-name="ro3">
          <table:table-cell table:formula="oooc:=CONCATENATE([Tables.H14]; &quot; &quot;; [Tables.I14]; &quot;, &quot;)" office:value-type="string" office:string-value="IsVRegion BOOLEAN, ">
            <text:p>IsVRegion BOOLEAN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255"/>
        </table:table-row>
        <table:table-row table:style-name="ro3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255"/>
        </table:table-row>
        <table:table-row table:style-name="ro3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255"/>
        </table:table-row>
        <table:table-row table:style-name="ro3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3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255"/>
        </table:table-row>
        <table:table-row table:style-name="ro3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255"/>
        </table:table-row>
        <table:table-row table:style-name="ro3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255"/>
        </table:table-row>
        <table:table-row table:style-name="ro3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255"/>
        </table:table-row>
        <table:table-row table:style-name="ro3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255"/>
        </table:table-row>
        <table:table-row table:style-name="ro3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255"/>
        </table:table-row>
        <table:table-row table:style-name="ro3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255"/>
        </table:table-row>
        <table:table-row table:style-name="ro3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255"/>
        </table:table-row>
        <table:table-row table:style-name="ro3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255"/>
        </table:table-row>
        <table:table-row table:style-name="ro3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3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255"/>
        </table:table-row>
        <table:table-row table:style-name="ro3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255"/>
        </table:table-row>
        <table:table-row table:style-name="ro3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255"/>
        </table:table-row>
        <table:table-row table:style-name="ro3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255"/>
        </table:table-row>
        <table:table-row table:style-name="ro3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255"/>
        </table:table-row>
        <table:table-row table:style-name="ro3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255"/>
        </table:table-row>
        <table:table-row table:style-name="ro3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255"/>
        </table:table-row>
        <table:table-row table:style-name="ro3">
          <table:table-cell table:formula="oooc:=CONCATENATE([Tables.H48]; &quot; &quot;; [Tables.I48]; &quot;, &quot;)" office:value-type="string" office:string-value="UserActive BOOLEAN, ">
            <text:p>UserActive BOOLEAN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255"/>
        </table:table-row>
        <table:table-row table:style-name="ro3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255"/>
        </table:table-row>
        <table:table-row table:style-name="ro3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255"/>
        </table:table-row>
        <table:table-row table:style-name="ro3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255"/>
        </table:table-row>
        <table:table-row table:style-name="ro3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255"/>
        </table:table-row>
        <table:table-row table:style-name="ro3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255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6" table:formula="oooc:=CONCATENATE([Tables.I58]; &quot; &quot;; [Tables.J58]; &quot;, &quot;)" office:value-type="string" office:string-value="VARCHAR(50) , ">
            <text:p>VARCHAR(50) , </text:p>
          </table:table-cell>
          <table:table-cell table:style-name="ce46" table:formula="oooc:=CONCATENATE([Tables.J58]; &quot; &quot;; [Tables.K58]; &quot;, &quot;)" office:value-type="string" office:string-value=" , ">
            <text:p><text:s/>, </text:p>
          </table:table-cell>
          <table:table-cell table:formula="oooc:=CONCATENATE([Tables.K58]; &quot; &quot;; [Tables.L58]; &quot;, &quot;)" office:value-type="string" office:string-value=" , ">
            <text:p><text:s/>, </text:p>
          </table:table-cell>
          <table:table-cell table:formula="oooc:=CONCATENATE([Tables.L58]; &quot; &quot;; [Tables.M58]; &quot;, &quot;)" office:value-type="string" office:string-value=" , ">
            <text:p><text:s/>, </text:p>
          </table:table-cell>
          <table:table-cell table:formula="oooc:=CONCATENATE([Tables.M58]; &quot; &quot;; [Tables.N58]; &quot;, &quot;)" office:value-type="string" office:string-value=" EEField, ">
            <text:p><text:s/>EEField, </text:p>
          </table:table-cell>
          <table:table-cell table:formula="oooc:=CONCATENATE([Tables.N58]; &quot; &quot;; [Tables.O58]; &quot;, &quot;)" office:value-type="string" office:string-value="EEField , ">
            <text:p>EEField , </text:p>
          </table:table-cell>
          <table:table-cell table:formula="oooc:=CONCATENATE([Tables.O58]; &quot; &quot;; [Tables.P58]; &quot;, &quot;)" office:value-type="string" office:string-value=" , ">
            <text:p><text:s/>, </text:p>
          </table:table-cell>
          <table:table-cell table:formula="oooc:=CONCATENATE([Tables.P58]; &quot; &quot;; [Tables.Q58]; &quot;, &quot;)" office:value-type="string" office:string-value=" SectorHealthQ, ">
            <text:p><text:s/>SectorHealthQ, </text:p>
          </table:table-cell>
          <table:table-cell table:formula="oooc:=CONCATENATE([Tables.Q58]; &quot; &quot;; [Tables.R58]; &quot;, &quot;)" office:value-type="string" office:string-value="SectorHealthQ INTEGER, ">
            <text:p>SectorHealthQ INTEGER, </text:p>
          </table:table-cell>
          <table:table-cell table:formula="oooc:=CONCATENATE([Tables.R58]; &quot; &quot;; [Tables.S58]; &quot;, &quot;)" office:value-type="string" office:string-value="INTEGER , ">
            <text:p>INTEGER , </text:p>
          </table:table-cell>
          <table:table-cell table:formula="oooc:=CONCATENATE([Tables.S58]; &quot; &quot;; [Tables.T58]; &quot;, &quot;)" office:value-type="string" office:string-value=" , ">
            <text:p><text:s/>, </text:p>
          </table:table-cell>
          <table:table-cell table:formula="oooc:=CONCATENATE([Tables.T58]; &quot; &quot;; [Tables.U58]; &quot;, &quot;)" office:value-type="string" office:string-value=" , ">
            <text:p><text:s/>, </text:p>
          </table:table-cell>
          <table:table-cell table:formula="oooc:=CONCATENATE([Tables.U58]; &quot; &quot;; [Tables.V58]; &quot;, &quot;)" office:value-type="string" office:string-value=" , ">
            <text:p><text:s/>, </text:p>
          </table:table-cell>
          <table:table-cell table:formula="oooc:=CONCATENATE([Tables.V58]; &quot; &quot;; [Tables.W58]; &quot;, &quot;)" office:value-type="string" office:string-value=" , ">
            <text:p><text:s/>, </text:p>
          </table:table-cell>
          <table:table-cell table:formula="oooc:=CONCATENATE([Tables.W58]; &quot; &quot;; [Tables.X58]; &quot;, &quot;)" office:value-type="string" office:string-value=" , ">
            <text:p><text:s/>, </text:p>
          </table:table-cell>
          <table:table-cell table:formula="oooc:=CONCATENATE([Tables.X58]; &quot; &quot;; [Tables.Y58]; &quot;, &quot;)" office:value-type="string" office:string-value=" , ">
            <text:p><text:s/>, </text:p>
          </table:table-cell>
          <table:table-cell table:formula="oooc:=CONCATENATE([Tables.Y58]; &quot; &quot;; [Tables.Z58]; &quot;, &quot;)" office:value-type="string" office:string-value=" , ">
            <text:p><text:s/>, </text:p>
          </table:table-cell>
          <table:table-cell table:formula="oooc:=CONCATENATE([Tables.Z58]; &quot; &quot;; [Tables.AA58]; &quot;, &quot;)" office:value-type="string" office:string-value=" , ">
            <text:p><text:s/>, </text:p>
          </table:table-cell>
          <table:table-cell table:formula="oooc:=CONCATENATE([Tables.AA58]; &quot; &quot;; [Tables.AB58]; &quot;, &quot;)" office:value-type="string" office:string-value=" , ">
            <text:p><text:s/>, </text:p>
          </table:table-cell>
          <table:table-cell table:formula="oooc:=CONCATENATE([Tables.AB58]; &quot; &quot;; [Tables.AC58]; &quot;, &quot;)" office:value-type="string" office:string-value=" , ">
            <text:p><text:s/>, </text:p>
          </table:table-cell>
          <table:table-cell table:formula="oooc:=CONCATENATE([Tables.AC58]; &quot; &quot;; [Tables.AD58]; &quot;, &quot;)" office:value-type="string" office:string-value=" , ">
            <text:p><text:s/>, </text:p>
          </table:table-cell>
          <table:table-cell table:formula="oooc:=CONCATENATE([Tables.AD58]; &quot; &quot;; [Tables.AE58]; &quot;, &quot;)" office:value-type="string" office:string-value=" , ">
            <text:p><text:s/>, </text:p>
          </table:table-cell>
          <table:table-cell table:formula="oooc:=CONCATENATE([Tables.AE58]; &quot; &quot;; [Tables.AF58]; &quot;, &quot;)" office:value-type="string" office:string-value=" , ">
            <text:p><text:s/>, </text:p>
          </table:table-cell>
          <table:table-cell table:formula="oooc:=CONCATENATE([Tables.AF58]; &quot; &quot;; [Tables.AG58]; &quot;, &quot;)" office:value-type="string" office:string-value=" , ">
            <text:p><text:s/>, </text:p>
          </table:table-cell>
          <table:table-cell table:formula="oooc:=CONCATENATE([Tables.AG58]; &quot; &quot;; [Tables.AH58]; &quot;, &quot;)" office:value-type="string" office:string-value=" , ">
            <text:p><text:s/>, </text:p>
          </table:table-cell>
          <table:table-cell table:formula="oooc:=CONCATENATE([Tables.AH58]; &quot; &quot;; [Tables.AI58]; &quot;, &quot;)" office:value-type="string" office:string-value=" , ">
            <text:p><text:s/>, </text:p>
          </table:table-cell>
          <table:table-cell table:formula="oooc:=CONCATENATE([Tables.AI58]; &quot; &quot;; [Tables.AJ58]; &quot;, &quot;)" office:value-type="string" office:string-value=" , ">
            <text:p><text:s/>, </text:p>
          </table:table-cell>
          <table:table-cell table:formula="oooc:=CONCATENATE([Tables.AJ58]; &quot; &quot;; [Tables.AK58]; &quot;, &quot;)" office:value-type="string" office:string-value=" , ">
            <text:p><text:s/>, </text:p>
          </table:table-cell>
          <table:table-cell table:formula="oooc:=CONCATENATE([Tables.AK58]; &quot; &quot;; [Tables.AL58]; &quot;, &quot;)" office:value-type="string" office:string-value=" , ">
            <text:p><text:s/>, </text:p>
          </table:table-cell>
          <table:table-cell table:formula="oooc:=CONCATENATE([Tables.AL58]; &quot; &quot;; [Tables.AM58]; &quot;, &quot;)" office:value-type="string" office:string-value=" , ">
            <text:p><text:s/>, </text:p>
          </table:table-cell>
          <table:table-cell table:formula="oooc:=CONCATENATE([Tables.AM58]; &quot; &quot;; [Tables.AN58]; &quot;, &quot;)" office:value-type="string" office:string-value=" , ">
            <text:p><text:s/>, </text:p>
          </table:table-cell>
          <table:table-cell table:formula="oooc:=CONCATENATE([Tables.AN58]; &quot; &quot;; [Tables.AO58]; &quot;, &quot;)" office:value-type="string" office:string-value=" , ">
            <text:p><text:s/>, </text:p>
          </table:table-cell>
          <table:table-cell table:formula="oooc:=CONCATENATE([Tables.AO58]; &quot; &quot;; [Tables.AP58]; &quot;, &quot;)" office:value-type="string" office:string-value=" , ">
            <text:p><text:s/>, </text:p>
          </table:table-cell>
          <table:table-cell table:formula="oooc:=CONCATENATE([Tables.AP58]; &quot; &quot;; [Tables.AQ58]; &quot;, &quot;)" office:value-type="string" office:string-value=" , ">
            <text:p><text:s/>, </text:p>
          </table:table-cell>
          <table:table-cell table:formula="oooc:=CONCATENATE([Tables.AQ58]; &quot; &quot;; [Tables.AR58]; &quot;, &quot;)" office:value-type="string" office:string-value=" , ">
            <text:p><text:s/>, </text:p>
          </table:table-cell>
          <table:table-cell table:formula="oooc:=CONCATENATE([Tables.AR58]; &quot; &quot;; [Tables.AS58]; &quot;, &quot;)" office:value-type="string" office:string-value=" , ">
            <text:p><text:s/>, </text:p>
          </table:table-cell>
          <table:table-cell table:formula="oooc:=CONCATENATE([Tables.AS58]; &quot; &quot;; [Tables.AT58]; &quot;, &quot;)" office:value-type="string" office:string-value=" , ">
            <text:p><text:s/>, </text:p>
          </table:table-cell>
          <table:table-cell table:formula="oooc:=CONCATENATE([Tables.AT58]; &quot; &quot;; [Tables.AU58]; &quot;, &quot;)" office:value-type="string" office:string-value=" , ">
            <text:p><text:s/>, </text:p>
          </table:table-cell>
          <table:table-cell table:formula="oooc:=CONCATENATE([Tables.AU58]; &quot; &quot;; [Tables.AV58]; &quot;, &quot;)" office:value-type="string" office:string-value=" , ">
            <text:p><text:s/>, </text:p>
          </table:table-cell>
          <table:table-cell table:formula="oooc:=CONCATENATE([Tables.AV58]; &quot; &quot;; [Tables.AW58]; &quot;, &quot;)" office:value-type="string" office:string-value=" , ">
            <text:p><text:s/>, </text:p>
          </table:table-cell>
          <table:table-cell table:formula="oooc:=CONCATENATE([Tables.AW58]; &quot; &quot;; [Tables.AX58]; &quot;, &quot;)" office:value-type="string" office:string-value=" , ">
            <text:p><text:s/>, </text:p>
          </table:table-cell>
          <table:table-cell table:formula="oooc:=CONCATENATE([Tables.AX58]; &quot; &quot;; [Tables.AY58]; &quot;, &quot;)" office:value-type="string" office:string-value=" , ">
            <text:p><text:s/>, </text:p>
          </table:table-cell>
          <table:table-cell table:formula="oooc:=CONCATENATE([Tables.AY58]; &quot; &quot;; [Tables.AZ58]; &quot;, &quot;)" office:value-type="string" office:string-value=" , ">
            <text:p><text:s/>, </text:p>
          </table:table-cell>
          <table:table-cell table:formula="oooc:=CONCATENATE([Tables.AZ58]; &quot; &quot;; [Tables.BA58]; &quot;, &quot;)" office:value-type="string" office:string-value=" , ">
            <text:p><text:s/>, </text:p>
          </table:table-cell>
          <table:table-cell table:formula="oooc:=CONCATENATE([Tables.BA58]; &quot; &quot;; [Tables.BB58]; &quot;, &quot;)" office:value-type="string" office:string-value=" , ">
            <text:p><text:s/>, </text:p>
          </table:table-cell>
          <table:table-cell table:formula="oooc:=CONCATENATE([Tables.BB58]; &quot; &quot;; [Tables.BC58]; &quot;, &quot;)" office:value-type="string" office:string-value=" , ">
            <text:p><text:s/>, </text:p>
          </table:table-cell>
          <table:table-cell table:formula="oooc:=CONCATENATE([Tables.BC58]; &quot; &quot;; [Tables.BD58]; &quot;, &quot;)" office:value-type="string" office:string-value=" , ">
            <text:p><text:s/>, </text:p>
          </table:table-cell>
          <table:table-cell table:formula="oooc:=CONCATENATE([Tables.BD58]; &quot; &quot;; [Tables.BE58]; &quot;, &quot;)" office:value-type="string" office:string-value=" , ">
            <text:p><text:s/>, </text:p>
          </table:table-cell>
          <table:table-cell table:formula="oooc:=CONCATENATE([Tables.BE58]; &quot; &quot;; [Tables.BF58]; &quot;, &quot;)" office:value-type="string" office:string-value=" , ">
            <text:p><text:s/>, </text:p>
          </table:table-cell>
          <table:table-cell table:formula="oooc:=CONCATENATE([Tables.BF58]; &quot; &quot;; [Tables.BG58]; &quot;, &quot;)" office:value-type="string" office:string-value=" , ">
            <text:p><text:s/>, </text:p>
          </table:table-cell>
          <table:table-cell table:formula="oooc:=CONCATENATE([Tables.BG58]; &quot; &quot;; [Tables.BH58]; &quot;, &quot;)" office:value-type="string" office:string-value=" , ">
            <text:p><text:s/>, </text:p>
          </table:table-cell>
          <table:table-cell table:formula="oooc:=CONCATENATE([Tables.BH58]; &quot; &quot;; [Tables.BI58]; &quot;, &quot;)" office:value-type="string" office:string-value=" , ">
            <text:p><text:s/>, </text:p>
          </table:table-cell>
          <table:table-cell table:formula="oooc:=CONCATENATE([Tables.BI58]; &quot; &quot;; [Tables.BJ58]; &quot;, &quot;)" office:value-type="string" office:string-value=" , ">
            <text:p><text:s/>, </text:p>
          </table:table-cell>
          <table:table-cell table:formula="oooc:=CONCATENATE([Tables.BJ58]; &quot; &quot;; [Tables.BK58]; &quot;, &quot;)" office:value-type="string" office:string-value=" , ">
            <text:p><text:s/>, </text:p>
          </table:table-cell>
          <table:table-cell table:formula="oooc:=CONCATENATE([Tables.BK58]; &quot; &quot;; [Tables.BL58]; &quot;, &quot;)" office:value-type="string" office:string-value=" , ">
            <text:p><text:s/>, </text:p>
          </table:table-cell>
          <table:table-cell table:formula="oooc:=CONCATENATE([Tables.BL58]; &quot; &quot;; [Tables.BM58]; &quot;, &quot;)" office:value-type="string" office:string-value=" , ">
            <text:p><text:s/>, </text:p>
          </table:table-cell>
          <table:table-cell table:formula="oooc:=CONCATENATE([Tables.BM58]; &quot; &quot;; [Tables.BN58]; &quot;, &quot;)" office:value-type="string" office:string-value=" , ">
            <text:p><text:s/>, </text:p>
          </table:table-cell>
          <table:table-cell table:formula="oooc:=CONCATENATE([Tables.BN58]; &quot; &quot;; [Tables.BO58]; &quot;, &quot;)" office:value-type="string" office:string-value=" , ">
            <text:p><text:s/>, </text:p>
          </table:table-cell>
          <table:table-cell table:formula="oooc:=CONCATENATE([Tables.BO58]; &quot; &quot;; [Tables.BP58]; &quot;, &quot;)" office:value-type="string" office:string-value=" , ">
            <text:p><text:s/>, </text:p>
          </table:table-cell>
          <table:table-cell table:formula="oooc:=CONCATENATE([Tables.BP58]; &quot; &quot;; [Tables.BQ58]; &quot;, &quot;)" office:value-type="string" office:string-value=" , ">
            <text:p><text:s/>, </text:p>
          </table:table-cell>
          <table:table-cell table:formula="oooc:=CONCATENATE([Tables.BQ58]; &quot; &quot;; [Tables.BR58]; &quot;, &quot;)" office:value-type="string" office:string-value=" , ">
            <text:p><text:s/>, </text:p>
          </table:table-cell>
          <table:table-cell table:formula="oooc:=CONCATENATE([Tables.BR58]; &quot; &quot;; [Tables.BS58]; &quot;, &quot;)" office:value-type="string" office:string-value=" , ">
            <text:p><text:s/>, </text:p>
          </table:table-cell>
          <table:table-cell table:formula="oooc:=CONCATENATE([Tables.BS58]; &quot; &quot;; [Tables.BT58]; &quot;, &quot;)" office:value-type="string" office:string-value=" , ">
            <text:p><text:s/>, </text:p>
          </table:table-cell>
          <table:table-cell table:formula="oooc:=CONCATENATE([Tables.BT58]; &quot; &quot;; [Tables.BU58]; &quot;, &quot;)" office:value-type="string" office:string-value=" , ">
            <text:p><text:s/>, </text:p>
          </table:table-cell>
          <table:table-cell table:formula="oooc:=CONCATENATE([Tables.BU58]; &quot; &quot;; [Tables.BV58]; &quot;, &quot;)" office:value-type="string" office:string-value=" , ">
            <text:p><text:s/>, </text:p>
          </table:table-cell>
          <table:table-cell table:formula="oooc:=CONCATENATE([Tables.BV58]; &quot; &quot;; [Tables.BW58]; &quot;, &quot;)" office:value-type="string" office:string-value=" , ">
            <text:p><text:s/>, </text:p>
          </table:table-cell>
          <table:table-cell table:formula="oooc:=CONCATENATE([Tables.BW58]; &quot; &quot;; [Tables.BX58]; &quot;, &quot;)" office:value-type="string" office:string-value=" , ">
            <text:p><text:s/>, </text:p>
          </table:table-cell>
          <table:table-cell table:formula="oooc:=CONCATENATE([Tables.BX58]; &quot; &quot;; [Tables.BY58]; &quot;, &quot;)" office:value-type="string" office:string-value=" , ">
            <text:p><text:s/>, </text:p>
          </table:table-cell>
          <table:table-cell table:formula="oooc:=CONCATENATE([Tables.BY58]; &quot; &quot;; [Tables.BZ58]; &quot;, &quot;)" office:value-type="string" office:string-value=" , ">
            <text:p><text:s/>, </text:p>
          </table:table-cell>
          <table:table-cell table:formula="oooc:=CONCATENATE([Tables.BZ58]; &quot; &quot;; [Tables.CA58]; &quot;, &quot;)" office:value-type="string" office:string-value=" , ">
            <text:p><text:s/>, </text:p>
          </table:table-cell>
          <table:table-cell table:formula="oooc:=CONCATENATE([Tables.CA58]; &quot; &quot;; [Tables.CB58]; &quot;, &quot;)" office:value-type="string" office:string-value=" , ">
            <text:p><text:s/>, </text:p>
          </table:table-cell>
          <table:table-cell table:formula="oooc:=CONCATENATE([Tables.CB58]; &quot; &quot;; [Tables.CC58]; &quot;, &quot;)" office:value-type="string" office:string-value=" , ">
            <text:p><text:s/>, </text:p>
          </table:table-cell>
          <table:table-cell table:formula="oooc:=CONCATENATE([Tables.CC58]; &quot; &quot;; [Tables.CD58]; &quot;, &quot;)" office:value-type="string" office:string-value=" , ">
            <text:p><text:s/>, </text:p>
          </table:table-cell>
          <table:table-cell table:formula="oooc:=CONCATENATE([Tables.CD58]; &quot; &quot;; [Tables.CE58]; &quot;, &quot;)" office:value-type="string" office:string-value=" , ">
            <text:p><text:s/>, </text:p>
          </table:table-cell>
          <table:table-cell table:formula="oooc:=CONCATENATE([Tables.CE58]; &quot; &quot;; [Tables.CF58]; &quot;, &quot;)" office:value-type="string" office:string-value=" , ">
            <text:p><text:s/>, </text:p>
          </table:table-cell>
          <table:table-cell table:formula="oooc:=CONCATENATE([Tables.CF58]; &quot; &quot;; [Tables.CG58]; &quot;, &quot;)" office:value-type="string" office:string-value=" , ">
            <text:p><text:s/>, </text:p>
          </table:table-cell>
          <table:table-cell table:formula="oooc:=CONCATENATE([Tables.CG58]; &quot; &quot;; [Tables.CH58]; &quot;, &quot;)" office:value-type="string" office:string-value=" , ">
            <text:p><text:s/>, </text:p>
          </table:table-cell>
          <table:table-cell table:formula="oooc:=CONCATENATE([Tables.CH58]; &quot; &quot;; [Tables.CI58]; &quot;, &quot;)" office:value-type="string" office:string-value=" , ">
            <text:p><text:s/>, </text:p>
          </table:table-cell>
          <table:table-cell table:formula="oooc:=CONCATENATE([Tables.CI58]; &quot; &quot;; [Tables.CJ58]; &quot;, &quot;)" office:value-type="string" office:string-value=" , ">
            <text:p><text:s/>, </text:p>
          </table:table-cell>
          <table:table-cell table:formula="oooc:=CONCATENATE([Tables.CJ58]; &quot; &quot;; [Tables.CK58]; &quot;, &quot;)" office:value-type="string" office:string-value=" , ">
            <text:p><text:s/>, </text:p>
          </table:table-cell>
          <table:table-cell table:formula="oooc:=CONCATENATE([Tables.CK58]; &quot; &quot;; [Tables.CL58]; &quot;, &quot;)" office:value-type="string" office:string-value=" , ">
            <text:p><text:s/>, </text:p>
          </table:table-cell>
          <table:table-cell table:formula="oooc:=CONCATENATE([Tables.CL58]; &quot; &quot;; [Tables.CM58]; &quot;, &quot;)" office:value-type="string" office:string-value=" , ">
            <text:p><text:s/>, </text:p>
          </table:table-cell>
          <table:table-cell table:formula="oooc:=CONCATENATE([Tables.CM58]; &quot; &quot;; [Tables.CN58]; &quot;, &quot;)" office:value-type="string" office:string-value=" , ">
            <text:p><text:s/>, </text:p>
          </table:table-cell>
          <table:table-cell table:formula="oooc:=CONCATENATE([Tables.CN58]; &quot; &quot;; [Tables.CO58]; &quot;, &quot;)" office:value-type="string" office:string-value=" , ">
            <text:p><text:s/>, </text:p>
          </table:table-cell>
          <table:table-cell table:formula="oooc:=CONCATENATE([Tables.CO58]; &quot; &quot;; [Tables.CP58]; &quot;, &quot;)" office:value-type="string" office:string-value=" , ">
            <text:p><text:s/>, </text:p>
          </table:table-cell>
          <table:table-cell table:formula="oooc:=CONCATENATE([Tables.CP58]; &quot; &quot;; [Tables.CQ58]; &quot;, &quot;)" office:value-type="string" office:string-value=" , ">
            <text:p><text:s/>, </text:p>
          </table:table-cell>
          <table:table-cell table:formula="oooc:=CONCATENATE([Tables.CQ58]; &quot; &quot;; [Tables.CR58]; &quot;, &quot;)" office:value-type="string" office:string-value=" , ">
            <text:p><text:s/>, </text:p>
          </table:table-cell>
          <table:table-cell table:formula="oooc:=CONCATENATE([Tables.CR58]; &quot; &quot;; [Tables.CS58]; &quot;, &quot;)" office:value-type="string" office:string-value=" , ">
            <text:p><text:s/>, </text:p>
          </table:table-cell>
          <table:table-cell table:formula="oooc:=CONCATENATE([Tables.CS58]; &quot; &quot;; [Tables.CT58]; &quot;, &quot;)" office:value-type="string" office:string-value=" , ">
            <text:p><text:s/>, </text:p>
          </table:table-cell>
          <table:table-cell table:formula="oooc:=CONCATENATE([Tables.CT58]; &quot; &quot;; [Tables.CU58]; &quot;, &quot;)" office:value-type="string" office:string-value=" , ">
            <text:p><text:s/>, </text:p>
          </table:table-cell>
          <table:table-cell table:formula="oooc:=CONCATENATE([Tables.CU58]; &quot; &quot;; [Tables.CV58]; &quot;, &quot;)" office:value-type="string" office:string-value=" , ">
            <text:p><text:s/>, </text:p>
          </table:table-cell>
          <table:table-cell table:formula="oooc:=CONCATENATE([Tables.CV58]; &quot; &quot;; [Tables.CW58]; &quot;, &quot;)" office:value-type="string" office:string-value=" , ">
            <text:p><text:s/>, </text:p>
          </table:table-cell>
          <table:table-cell table:formula="oooc:=CONCATENATE([Tables.CW58]; &quot; &quot;; [Tables.CX58]; &quot;, &quot;)" office:value-type="string" office:string-value=" , ">
            <text:p><text:s/>, </text:p>
          </table:table-cell>
          <table:table-cell table:formula="oooc:=CONCATENATE([Tables.CX58]; &quot; &quot;; [Tables.CY58]; &quot;, &quot;)" office:value-type="string" office:string-value=" , ">
            <text:p><text:s/>, </text:p>
          </table:table-cell>
          <table:table-cell table:formula="oooc:=CONCATENATE([Tables.CY58]; &quot; &quot;; [Tables.CZ58]; &quot;, &quot;)" office:value-type="string" office:string-value=" , ">
            <text:p><text:s/>, </text:p>
          </table:table-cell>
          <table:table-cell table:formula="oooc:=CONCATENATE([Tables.CZ58]; &quot; &quot;; [Tables.DA58]; &quot;, &quot;)" office:value-type="string" office:string-value=" , ">
            <text:p><text:s/>, </text:p>
          </table:table-cell>
          <table:table-cell table:formula="oooc:=CONCATENATE([Tables.DA58]; &quot; &quot;; [Tables.DB58]; &quot;, &quot;)" office:value-type="string" office:string-value=" , ">
            <text:p><text:s/>, </text:p>
          </table:table-cell>
          <table:table-cell table:formula="oooc:=CONCATENATE([Tables.DB58]; &quot; &quot;; [Tables.DC58]; &quot;, &quot;)" office:value-type="string" office:string-value=" , ">
            <text:p><text:s/>, </text:p>
          </table:table-cell>
          <table:table-cell table:formula="oooc:=CONCATENATE([Tables.DC58]; &quot; &quot;; [Tables.DD58]; &quot;, &quot;)" office:value-type="string" office:string-value=" , ">
            <text:p><text:s/>, </text:p>
          </table:table-cell>
          <table:table-cell table:formula="oooc:=CONCATENATE([Tables.DD58]; &quot; &quot;; [Tables.DE58]; &quot;, &quot;)" office:value-type="string" office:string-value=" , ">
            <text:p><text:s/>, </text:p>
          </table:table-cell>
          <table:table-cell table:formula="oooc:=CONCATENATE([Tables.DE58]; &quot; &quot;; [Tables.DF58]; &quot;, &quot;)" office:value-type="string" office:string-value=" , ">
            <text:p><text:s/>, </text:p>
          </table:table-cell>
          <table:table-cell table:formula="oooc:=CONCATENATE([Tables.DF58]; &quot; &quot;; [Tables.DG58]; &quot;, &quot;)" office:value-type="string" office:string-value=" , ">
            <text:p><text:s/>, </text:p>
          </table:table-cell>
          <table:table-cell table:formula="oooc:=CONCATENATE([Tables.DG58]; &quot; &quot;; [Tables.DH58]; &quot;, &quot;)" office:value-type="string" office:string-value=" , ">
            <text:p><text:s/>, </text:p>
          </table:table-cell>
          <table:table-cell table:formula="oooc:=CONCATENATE([Tables.DH58]; &quot; &quot;; [Tables.DI58]; &quot;, &quot;)" office:value-type="string" office:string-value=" , ">
            <text:p><text:s/>, </text:p>
          </table:table-cell>
          <table:table-cell table:formula="oooc:=CONCATENATE([Tables.DI58]; &quot; &quot;; [Tables.DJ58]; &quot;, &quot;)" office:value-type="string" office:string-value=" , ">
            <text:p><text:s/>, </text:p>
          </table:table-cell>
          <table:table-cell table:formula="oooc:=CONCATENATE([Tables.DJ58]; &quot; &quot;; [Tables.DK58]; &quot;, &quot;)" office:value-type="string" office:string-value=" , ">
            <text:p><text:s/>, </text:p>
          </table:table-cell>
          <table:table-cell table:formula="oooc:=CONCATENATE([Tables.DK58]; &quot; &quot;; [Tables.DL58]; &quot;, &quot;)" office:value-type="string" office:string-value=" , ">
            <text:p><text:s/>, </text:p>
          </table:table-cell>
          <table:table-cell table:formula="oooc:=CONCATENATE([Tables.DL58]; &quot; &quot;; [Tables.DM58]; &quot;, &quot;)" office:value-type="string" office:string-value=" , ">
            <text:p><text:s/>, </text:p>
          </table:table-cell>
          <table:table-cell table:formula="oooc:=CONCATENATE([Tables.DM58]; &quot; &quot;; [Tables.DN58]; &quot;, &quot;)" office:value-type="string" office:string-value=" , ">
            <text:p><text:s/>, </text:p>
          </table:table-cell>
          <table:table-cell table:formula="oooc:=CONCATENATE([Tables.DN58]; &quot; &quot;; [Tables.DO58]; &quot;, &quot;)" office:value-type="string" office:string-value=" , ">
            <text:p><text:s/>, </text:p>
          </table:table-cell>
          <table:table-cell table:formula="oooc:=CONCATENATE([Tables.DO58]; &quot; &quot;; [Tables.DP58]; &quot;, &quot;)" office:value-type="string" office:string-value=" , ">
            <text:p><text:s/>, </text:p>
          </table:table-cell>
          <table:table-cell table:formula="oooc:=CONCATENATE([Tables.DP58]; &quot; &quot;; [Tables.DQ58]; &quot;, &quot;)" office:value-type="string" office:string-value=" , ">
            <text:p><text:s/>, </text:p>
          </table:table-cell>
          <table:table-cell table:formula="oooc:=CONCATENATE([Tables.DQ58]; &quot; &quot;; [Tables.DR58]; &quot;, &quot;)" office:value-type="string" office:string-value=" , ">
            <text:p><text:s/>, </text:p>
          </table:table-cell>
          <table:table-cell table:formula="oooc:=CONCATENATE([Tables.DR58]; &quot; &quot;; [Tables.DS58]; &quot;, &quot;)" office:value-type="string" office:string-value=" , ">
            <text:p><text:s/>, </text:p>
          </table:table-cell>
          <table:table-cell table:formula="oooc:=CONCATENATE([Tables.DS58]; &quot; &quot;; [Tables.DT58]; &quot;, &quot;)" office:value-type="string" office:string-value=" , ">
            <text:p><text:s/>, </text:p>
          </table:table-cell>
          <table:table-cell table:formula="oooc:=CONCATENATE([Tables.DT58]; &quot; &quot;; [Tables.DU58]; &quot;, &quot;)" office:value-type="string" office:string-value=" , ">
            <text:p><text:s/>, </text:p>
          </table:table-cell>
          <table:table-cell table:formula="oooc:=CONCATENATE([Tables.DU58]; &quot; &quot;; [Tables.DV58]; &quot;, &quot;)" office:value-type="string" office:string-value=" , ">
            <text:p><text:s/>, </text:p>
          </table:table-cell>
          <table:table-cell table:formula="oooc:=CONCATENATE([Tables.DV58]; &quot; &quot;; [Tables.DW58]; &quot;, &quot;)" office:value-type="string" office:string-value=" , ">
            <text:p><text:s/>, </text:p>
          </table:table-cell>
          <table:table-cell table:formula="oooc:=CONCATENATE([Tables.DW58]; &quot; &quot;; [Tables.DX58]; &quot;, &quot;)" office:value-type="string" office:string-value=" , ">
            <text:p><text:s/>, </text:p>
          </table:table-cell>
          <table:table-cell table:formula="oooc:=CONCATENATE([Tables.DX58]; &quot; &quot;; [Tables.DY58]; &quot;, &quot;)" office:value-type="string" office:string-value=" , ">
            <text:p><text:s/>, </text:p>
          </table:table-cell>
          <table:table-cell table:formula="oooc:=CONCATENATE([Tables.DY58]; &quot; &quot;; [Tables.DZ58]; &quot;, &quot;)" office:value-type="string" office:string-value=" , ">
            <text:p><text:s/>, </text:p>
          </table:table-cell>
          <table:table-cell table:formula="oooc:=CONCATENATE([Tables.DZ58]; &quot; &quot;; [Tables.EA58]; &quot;, &quot;)" office:value-type="string" office:string-value=" , ">
            <text:p><text:s/>, </text:p>
          </table:table-cell>
          <table:table-cell table:formula="oooc:=CONCATENATE([Tables.EA58]; &quot; &quot;; [Tables.EB58]; &quot;, &quot;)" office:value-type="string" office:string-value=" , ">
            <text:p><text:s/>, </text:p>
          </table:table-cell>
          <table:table-cell table:formula="oooc:=CONCATENATE([Tables.EB58]; &quot; &quot;; [Tables.EC58]; &quot;, &quot;)" office:value-type="string" office:string-value=" , ">
            <text:p><text:s/>, </text:p>
          </table:table-cell>
          <table:table-cell table:formula="oooc:=CONCATENATE([Tables.EC58]; &quot; &quot;; [Tables.ED58]; &quot;, &quot;)" office:value-type="string" office:string-value=" , ">
            <text:p><text:s/>, </text:p>
          </table:table-cell>
          <table:table-cell table:formula="oooc:=CONCATENATE([Tables.ED58]; &quot; &quot;; [Tables.EE58]; &quot;, &quot;)" office:value-type="string" office:string-value=" , ">
            <text:p><text:s/>, </text:p>
          </table:table-cell>
          <table:table-cell table:formula="oooc:=CONCATENATE([Tables.EE58]; &quot; &quot;; [Tables.EF58]; &quot;, &quot;)" office:value-type="string" office:string-value=" , ">
            <text:p><text:s/>, </text:p>
          </table:table-cell>
          <table:table-cell table:formula="oooc:=CONCATENATE([Tables.EF58]; &quot; &quot;; [Tables.EG58]; &quot;, &quot;)" office:value-type="string" office:string-value=" , ">
            <text:p><text:s/>, </text:p>
          </table:table-cell>
          <table:table-cell table:formula="oooc:=CONCATENATE([Tables.EG58]; &quot; &quot;; [Tables.EH58]; &quot;, &quot;)" office:value-type="string" office:string-value=" , ">
            <text:p><text:s/>, </text:p>
          </table:table-cell>
          <table:table-cell table:formula="oooc:=CONCATENATE([Tables.EH58]; &quot; &quot;; [Tables.EI58]; &quot;, &quot;)" office:value-type="string" office:string-value=" , ">
            <text:p><text:s/>, </text:p>
          </table:table-cell>
          <table:table-cell table:formula="oooc:=CONCATENATE([Tables.EI58]; &quot; &quot;; [Tables.EJ58]; &quot;, &quot;)" office:value-type="string" office:string-value=" , ">
            <text:p><text:s/>, </text:p>
          </table:table-cell>
          <table:table-cell table:formula="oooc:=CONCATENATE([Tables.EJ58]; &quot; &quot;; [Tables.EK58]; &quot;, &quot;)" office:value-type="string" office:string-value=" , ">
            <text:p><text:s/>, </text:p>
          </table:table-cell>
          <table:table-cell table:formula="oooc:=CONCATENATE([Tables.EK58]; &quot; &quot;; [Tables.EL58]; &quot;, &quot;)" office:value-type="string" office:string-value=" , ">
            <text:p><text:s/>, </text:p>
          </table:table-cell>
          <table:table-cell table:formula="oooc:=CONCATENATE([Tables.EL58]; &quot; &quot;; [Tables.EM58]; &quot;, &quot;)" office:value-type="string" office:string-value=" , ">
            <text:p><text:s/>, </text:p>
          </table:table-cell>
          <table:table-cell table:formula="oooc:=CONCATENATE([Tables.EM58]; &quot; &quot;; [Tables.EN58]; &quot;, &quot;)" office:value-type="string" office:string-value=" , ">
            <text:p><text:s/>, </text:p>
          </table:table-cell>
          <table:table-cell table:formula="oooc:=CONCATENATE([Tables.EN58]; &quot; &quot;; [Tables.EO58]; &quot;, &quot;)" office:value-type="string" office:string-value=" , ">
            <text:p><text:s/>, </text:p>
          </table:table-cell>
          <table:table-cell table:formula="oooc:=CONCATENATE([Tables.EO58]; &quot; &quot;; [Tables.EP58]; &quot;, &quot;)" office:value-type="string" office:string-value=" , ">
            <text:p><text:s/>, </text:p>
          </table:table-cell>
          <table:table-cell table:formula="oooc:=CONCATENATE([Tables.EP58]; &quot; &quot;; [Tables.EQ58]; &quot;, &quot;)" office:value-type="string" office:string-value=" , ">
            <text:p><text:s/>, </text:p>
          </table:table-cell>
          <table:table-cell table:formula="oooc:=CONCATENATE([Tables.EQ58]; &quot; &quot;; [Tables.ER58]; &quot;, &quot;)" office:value-type="string" office:string-value=" , ">
            <text:p><text:s/>, </text:p>
          </table:table-cell>
          <table:table-cell table:formula="oooc:=CONCATENATE([Tables.ER58]; &quot; &quot;; [Tables.ES58]; &quot;, &quot;)" office:value-type="string" office:string-value=" , ">
            <text:p><text:s/>, </text:p>
          </table:table-cell>
          <table:table-cell table:formula="oooc:=CONCATENATE([Tables.ES58]; &quot; &quot;; [Tables.ET58]; &quot;, &quot;)" office:value-type="string" office:string-value=" , ">
            <text:p><text:s/>, </text:p>
          </table:table-cell>
          <table:table-cell table:formula="oooc:=CONCATENATE([Tables.ET58]; &quot; &quot;; [Tables.EU58]; &quot;, &quot;)" office:value-type="string" office:string-value=" , ">
            <text:p><text:s/>, </text:p>
          </table:table-cell>
          <table:table-cell table:formula="oooc:=CONCATENATE([Tables.EU58]; &quot; &quot;; [Tables.EV58]; &quot;, &quot;)" office:value-type="string" office:string-value=" , ">
            <text:p><text:s/>, </text:p>
          </table:table-cell>
          <table:table-cell table:formula="oooc:=CONCATENATE([Tables.EV58]; &quot; &quot;; [Tables.EW58]; &quot;, &quot;)" office:value-type="string" office:string-value=" , ">
            <text:p><text:s/>, </text:p>
          </table:table-cell>
          <table:table-cell table:formula="oooc:=CONCATENATE([Tables.EW58]; &quot; &quot;; [Tables.EX58]; &quot;, &quot;)" office:value-type="string" office:string-value=" , ">
            <text:p><text:s/>, </text:p>
          </table:table-cell>
          <table:table-cell table:formula="oooc:=CONCATENATE([Tables.EX58]; &quot; &quot;; [Tables.EY58]; &quot;, &quot;)" office:value-type="string" office:string-value=" , ">
            <text:p><text:s/>, </text:p>
          </table:table-cell>
          <table:table-cell table:formula="oooc:=CONCATENATE([Tables.EY58]; &quot; &quot;; [Tables.EZ58]; &quot;, &quot;)" office:value-type="string" office:string-value=" , ">
            <text:p><text:s/>, </text:p>
          </table:table-cell>
          <table:table-cell table:formula="oooc:=CONCATENATE([Tables.EZ58]; &quot; &quot;; [Tables.FA58]; &quot;, &quot;)" office:value-type="string" office:string-value=" , ">
            <text:p><text:s/>, </text:p>
          </table:table-cell>
          <table:table-cell table:formula="oooc:=CONCATENATE([Tables.FA58]; &quot; &quot;; [Tables.FB58]; &quot;, &quot;)" office:value-type="string" office:string-value=" , ">
            <text:p><text:s/>, </text:p>
          </table:table-cell>
          <table:table-cell table:formula="oooc:=CONCATENATE([Tables.FB58]; &quot; &quot;; [Tables.FC58]; &quot;, &quot;)" office:value-type="string" office:string-value=" , ">
            <text:p><text:s/>, </text:p>
          </table:table-cell>
          <table:table-cell table:formula="oooc:=CONCATENATE([Tables.FC58]; &quot; &quot;; [Tables.FD58]; &quot;, &quot;)" office:value-type="string" office:string-value=" , ">
            <text:p><text:s/>, </text:p>
          </table:table-cell>
          <table:table-cell table:formula="oooc:=CONCATENATE([Tables.FD58]; &quot; &quot;; [Tables.FE58]; &quot;, &quot;)" office:value-type="string" office:string-value=" , ">
            <text:p><text:s/>, </text:p>
          </table:table-cell>
          <table:table-cell table:formula="oooc:=CONCATENATE([Tables.FE58]; &quot; &quot;; [Tables.FF58]; &quot;, &quot;)" office:value-type="string" office:string-value=" , ">
            <text:p><text:s/>, </text:p>
          </table:table-cell>
          <table:table-cell table:formula="oooc:=CONCATENATE([Tables.FF58]; &quot; &quot;; [Tables.FG58]; &quot;, &quot;)" office:value-type="string" office:string-value=" , ">
            <text:p><text:s/>, </text:p>
          </table:table-cell>
          <table:table-cell table:formula="oooc:=CONCATENATE([Tables.FG58]; &quot; &quot;; [Tables.FH58]; &quot;, &quot;)" office:value-type="string" office:string-value=" , ">
            <text:p><text:s/>, </text:p>
          </table:table-cell>
          <table:table-cell table:formula="oooc:=CONCATENATE([Tables.FH58]; &quot; &quot;; [Tables.FI58]; &quot;, &quot;)" office:value-type="string" office:string-value=" , ">
            <text:p><text:s/>, </text:p>
          </table:table-cell>
          <table:table-cell table:formula="oooc:=CONCATENATE([Tables.FI58]; &quot; &quot;; [Tables.FJ58]; &quot;, &quot;)" office:value-type="string" office:string-value=" , ">
            <text:p><text:s/>, </text:p>
          </table:table-cell>
          <table:table-cell table:formula="oooc:=CONCATENATE([Tables.FJ58]; &quot; &quot;; [Tables.FK58]; &quot;, &quot;)" office:value-type="string" office:string-value=" , ">
            <text:p><text:s/>, </text:p>
          </table:table-cell>
          <table:table-cell table:formula="oooc:=CONCATENATE([Tables.FK58]; &quot; &quot;; [Tables.FL58]; &quot;, &quot;)" office:value-type="string" office:string-value=" , ">
            <text:p><text:s/>, </text:p>
          </table:table-cell>
          <table:table-cell table:formula="oooc:=CONCATENATE([Tables.FL58]; &quot; &quot;; [Tables.FM58]; &quot;, &quot;)" office:value-type="string" office:string-value=" , ">
            <text:p><text:s/>, </text:p>
          </table:table-cell>
          <table:table-cell table:formula="oooc:=CONCATENATE([Tables.FM58]; &quot; &quot;; [Tables.FN58]; &quot;, &quot;)" office:value-type="string" office:string-value=" , ">
            <text:p><text:s/>, </text:p>
          </table:table-cell>
          <table:table-cell table:formula="oooc:=CONCATENATE([Tables.FN58]; &quot; &quot;; [Tables.FO58]; &quot;, &quot;)" office:value-type="string" office:string-value=" , ">
            <text:p><text:s/>, </text:p>
          </table:table-cell>
          <table:table-cell table:formula="oooc:=CONCATENATE([Tables.FO58]; &quot; &quot;; [Tables.FP58]; &quot;, &quot;)" office:value-type="string" office:string-value=" , ">
            <text:p><text:s/>, </text:p>
          </table:table-cell>
          <table:table-cell table:formula="oooc:=CONCATENATE([Tables.FP58]; &quot; &quot;; [Tables.FQ58]; &quot;, &quot;)" office:value-type="string" office:string-value=" , ">
            <text:p><text:s/>, </text:p>
          </table:table-cell>
          <table:table-cell table:formula="oooc:=CONCATENATE([Tables.FQ58]; &quot; &quot;; [Tables.FR58]; &quot;, &quot;)" office:value-type="string" office:string-value=" , ">
            <text:p><text:s/>, </text:p>
          </table:table-cell>
          <table:table-cell table:formula="oooc:=CONCATENATE([Tables.FR58]; &quot; &quot;; [Tables.FS58]; &quot;, &quot;)" office:value-type="string" office:string-value=" , ">
            <text:p><text:s/>, </text:p>
          </table:table-cell>
          <table:table-cell table:formula="oooc:=CONCATENATE([Tables.FS58]; &quot; &quot;; [Tables.FT58]; &quot;, &quot;)" office:value-type="string" office:string-value=" , ">
            <text:p><text:s/>, </text:p>
          </table:table-cell>
          <table:table-cell table:formula="oooc:=CONCATENATE([Tables.FT58]; &quot; &quot;; [Tables.FU58]; &quot;, &quot;)" office:value-type="string" office:string-value=" , ">
            <text:p><text:s/>, </text:p>
          </table:table-cell>
          <table:table-cell table:formula="oooc:=CONCATENATE([Tables.FU58]; &quot; &quot;; [Tables.FV58]; &quot;, &quot;)" office:value-type="string" office:string-value=" , ">
            <text:p><text:s/>, </text:p>
          </table:table-cell>
          <table:table-cell table:formula="oooc:=CONCATENATE([Tables.FV58]; &quot; &quot;; [Tables.FW58]; &quot;, &quot;)" office:value-type="string" office:string-value=" , ">
            <text:p><text:s/>, </text:p>
          </table:table-cell>
          <table:table-cell table:formula="oooc:=CONCATENATE([Tables.FW58]; &quot; &quot;; [Tables.FX58]; &quot;, &quot;)" office:value-type="string" office:string-value=" , ">
            <text:p><text:s/>, </text:p>
          </table:table-cell>
          <table:table-cell table:formula="oooc:=CONCATENATE([Tables.FX58]; &quot; &quot;; [Tables.FY58]; &quot;, &quot;)" office:value-type="string" office:string-value=" , ">
            <text:p><text:s/>, </text:p>
          </table:table-cell>
          <table:table-cell table:formula="oooc:=CONCATENATE([Tables.FY58]; &quot; &quot;; [Tables.FZ58]; &quot;, &quot;)" office:value-type="string" office:string-value=" , ">
            <text:p><text:s/>, </text:p>
          </table:table-cell>
          <table:table-cell table:formula="oooc:=CONCATENATE([Tables.FZ58]; &quot; &quot;; [Tables.GA58]; &quot;, &quot;)" office:value-type="string" office:string-value=" , ">
            <text:p><text:s/>, </text:p>
          </table:table-cell>
          <table:table-cell table:formula="oooc:=CONCATENATE([Tables.GA58]; &quot; &quot;; [Tables.GB58]; &quot;, &quot;)" office:value-type="string" office:string-value=" , ">
            <text:p><text:s/>, </text:p>
          </table:table-cell>
          <table:table-cell table:formula="oooc:=CONCATENATE([Tables.GB58]; &quot; &quot;; [Tables.GC58]; &quot;, &quot;)" office:value-type="string" office:string-value=" , ">
            <text:p><text:s/>, </text:p>
          </table:table-cell>
          <table:table-cell table:formula="oooc:=CONCATENATE([Tables.GC58]; &quot; &quot;; [Tables.GD58]; &quot;, &quot;)" office:value-type="string" office:string-value=" , ">
            <text:p><text:s/>, </text:p>
          </table:table-cell>
          <table:table-cell table:formula="oooc:=CONCATENATE([Tables.GD58]; &quot; &quot;; [Tables.GE58]; &quot;, &quot;)" office:value-type="string" office:string-value=" , ">
            <text:p><text:s/>, </text:p>
          </table:table-cell>
          <table:table-cell table:formula="oooc:=CONCATENATE([Tables.GE58]; &quot; &quot;; [Tables.GF58]; &quot;, &quot;)" office:value-type="string" office:string-value=" , ">
            <text:p><text:s/>, </text:p>
          </table:table-cell>
          <table:table-cell table:formula="oooc:=CONCATENATE([Tables.GF58]; &quot; &quot;; [Tables.GG58]; &quot;, &quot;)" office:value-type="string" office:string-value=" , ">
            <text:p><text:s/>, </text:p>
          </table:table-cell>
          <table:table-cell table:formula="oooc:=CONCATENATE([Tables.GG58]; &quot; &quot;; [Tables.GH58]; &quot;, &quot;)" office:value-type="string" office:string-value=" , ">
            <text:p><text:s/>, </text:p>
          </table:table-cell>
          <table:table-cell table:formula="oooc:=CONCATENATE([Tables.GH58]; &quot; &quot;; [Tables.GI58]; &quot;, &quot;)" office:value-type="string" office:string-value=" , ">
            <text:p><text:s/>, </text:p>
          </table:table-cell>
          <table:table-cell table:formula="oooc:=CONCATENATE([Tables.GI58]; &quot; &quot;; [Tables.GJ58]; &quot;, &quot;)" office:value-type="string" office:string-value=" , ">
            <text:p><text:s/>, </text:p>
          </table:table-cell>
          <table:table-cell table:formula="oooc:=CONCATENATE([Tables.GJ58]; &quot; &quot;; [Tables.GK58]; &quot;, &quot;)" office:value-type="string" office:string-value=" , ">
            <text:p><text:s/>, </text:p>
          </table:table-cell>
          <table:table-cell table:formula="oooc:=CONCATENATE([Tables.GK58]; &quot; &quot;; [Tables.GL58]; &quot;, &quot;)" office:value-type="string" office:string-value=" , ">
            <text:p><text:s/>, </text:p>
          </table:table-cell>
          <table:table-cell table:formula="oooc:=CONCATENATE([Tables.GL58]; &quot; &quot;; [Tables.GM58]; &quot;, &quot;)" office:value-type="string" office:string-value=" , ">
            <text:p><text:s/>, </text:p>
          </table:table-cell>
          <table:table-cell table:formula="oooc:=CONCATENATE([Tables.GM58]; &quot; &quot;; [Tables.GN58]; &quot;, &quot;)" office:value-type="string" office:string-value=" , ">
            <text:p><text:s/>, </text:p>
          </table:table-cell>
          <table:table-cell table:formula="oooc:=CONCATENATE([Tables.GN58]; &quot; &quot;; [Tables.GO58]; &quot;, &quot;)" office:value-type="string" office:string-value=" , ">
            <text:p><text:s/>, </text:p>
          </table:table-cell>
          <table:table-cell table:formula="oooc:=CONCATENATE([Tables.GO58]; &quot; &quot;; [Tables.GP58]; &quot;, &quot;)" office:value-type="string" office:string-value=" , ">
            <text:p><text:s/>, </text:p>
          </table:table-cell>
          <table:table-cell table:formula="oooc:=CONCATENATE([Tables.GP58]; &quot; &quot;; [Tables.GQ58]; &quot;, &quot;)" office:value-type="string" office:string-value=" , ">
            <text:p><text:s/>, </text:p>
          </table:table-cell>
          <table:table-cell table:formula="oooc:=CONCATENATE([Tables.GQ58]; &quot; &quot;; [Tables.GR58]; &quot;, &quot;)" office:value-type="string" office:string-value=" , ">
            <text:p><text:s/>, </text:p>
          </table:table-cell>
          <table:table-cell table:formula="oooc:=CONCATENATE([Tables.GR58]; &quot; &quot;; [Tables.GS58]; &quot;, &quot;)" office:value-type="string" office:string-value=" , ">
            <text:p><text:s/>, </text:p>
          </table:table-cell>
          <table:table-cell table:formula="oooc:=CONCATENATE([Tables.GS58]; &quot; &quot;; [Tables.GT58]; &quot;, &quot;)" office:value-type="string" office:string-value=" , ">
            <text:p><text:s/>, </text:p>
          </table:table-cell>
          <table:table-cell table:formula="oooc:=CONCATENATE([Tables.GT58]; &quot; &quot;; [Tables.GU58]; &quot;, &quot;)" office:value-type="string" office:string-value=" , ">
            <text:p><text:s/>, </text:p>
          </table:table-cell>
          <table:table-cell table:formula="oooc:=CONCATENATE([Tables.GU58]; &quot; &quot;; [Tables.GV58]; &quot;, &quot;)" office:value-type="string" office:string-value=" , ">
            <text:p><text:s/>, </text:p>
          </table:table-cell>
          <table:table-cell table:formula="oooc:=CONCATENATE([Tables.GV58]; &quot; &quot;; [Tables.GW58]; &quot;, &quot;)" office:value-type="string" office:string-value=" , ">
            <text:p><text:s/>, </text:p>
          </table:table-cell>
          <table:table-cell table:formula="oooc:=CONCATENATE([Tables.GW58]; &quot; &quot;; [Tables.GX58]; &quot;, &quot;)" office:value-type="string" office:string-value=" , ">
            <text:p><text:s/>, </text:p>
          </table:table-cell>
          <table:table-cell table:formula="oooc:=CONCATENATE([Tables.GX58]; &quot; &quot;; [Tables.GY58]; &quot;, &quot;)" office:value-type="string" office:string-value=" , ">
            <text:p><text:s/>, </text:p>
          </table:table-cell>
          <table:table-cell table:formula="oooc:=CONCATENATE([Tables.GY58]; &quot; &quot;; [Tables.GZ58]; &quot;, &quot;)" office:value-type="string" office:string-value=" , ">
            <text:p><text:s/>, </text:p>
          </table:table-cell>
          <table:table-cell table:formula="oooc:=CONCATENATE([Tables.GZ58]; &quot; &quot;; [Tables.HA58]; &quot;, &quot;)" office:value-type="string" office:string-value=" , ">
            <text:p><text:s/>, </text:p>
          </table:table-cell>
          <table:table-cell table:formula="oooc:=CONCATENATE([Tables.HA58]; &quot; &quot;; [Tables.HB58]; &quot;, &quot;)" office:value-type="string" office:string-value=" , ">
            <text:p><text:s/>, </text:p>
          </table:table-cell>
          <table:table-cell table:formula="oooc:=CONCATENATE([Tables.HB58]; &quot; &quot;; [Tables.HC58]; &quot;, &quot;)" office:value-type="string" office:string-value=" , ">
            <text:p><text:s/>, </text:p>
          </table:table-cell>
          <table:table-cell table:formula="oooc:=CONCATENATE([Tables.HC58]; &quot; &quot;; [Tables.HD58]; &quot;, &quot;)" office:value-type="string" office:string-value=" , ">
            <text:p><text:s/>, </text:p>
          </table:table-cell>
          <table:table-cell table:formula="oooc:=CONCATENATE([Tables.HD58]; &quot; &quot;; [Tables.HE58]; &quot;, &quot;)" office:value-type="string" office:string-value=" , ">
            <text:p><text:s/>, </text:p>
          </table:table-cell>
          <table:table-cell table:formula="oooc:=CONCATENATE([Tables.HE58]; &quot; &quot;; [Tables.HF58]; &quot;, &quot;)" office:value-type="string" office:string-value=" , ">
            <text:p><text:s/>, </text:p>
          </table:table-cell>
          <table:table-cell table:formula="oooc:=CONCATENATE([Tables.HF58]; &quot; &quot;; [Tables.HG58]; &quot;, &quot;)" office:value-type="string" office:string-value=" , ">
            <text:p><text:s/>, </text:p>
          </table:table-cell>
          <table:table-cell table:formula="oooc:=CONCATENATE([Tables.HG58]; &quot; &quot;; [Tables.HH58]; &quot;, &quot;)" office:value-type="string" office:string-value=" , ">
            <text:p><text:s/>, </text:p>
          </table:table-cell>
          <table:table-cell table:formula="oooc:=CONCATENATE([Tables.HH58]; &quot; &quot;; [Tables.HI58]; &quot;, &quot;)" office:value-type="string" office:string-value=" , ">
            <text:p><text:s/>, </text:p>
          </table:table-cell>
          <table:table-cell table:formula="oooc:=CONCATENATE([Tables.HI58]; &quot; &quot;; [Tables.HJ58]; &quot;, &quot;)" office:value-type="string" office:string-value=" , ">
            <text:p><text:s/>, </text:p>
          </table:table-cell>
          <table:table-cell table:formula="oooc:=CONCATENATE([Tables.HJ58]; &quot; &quot;; [Tables.HK58]; &quot;, &quot;)" office:value-type="string" office:string-value=" , ">
            <text:p><text:s/>, </text:p>
          </table:table-cell>
          <table:table-cell table:formula="oooc:=CONCATENATE([Tables.HK58]; &quot; &quot;; [Tables.HL58]; &quot;, &quot;)" office:value-type="string" office:string-value=" , ">
            <text:p><text:s/>, </text:p>
          </table:table-cell>
          <table:table-cell table:formula="oooc:=CONCATENATE([Tables.HL58]; &quot; &quot;; [Tables.HM58]; &quot;, &quot;)" office:value-type="string" office:string-value=" , ">
            <text:p><text:s/>, </text:p>
          </table:table-cell>
          <table:table-cell table:formula="oooc:=CONCATENATE([Tables.HM58]; &quot; &quot;; [Tables.HN58]; &quot;, &quot;)" office:value-type="string" office:string-value=" , ">
            <text:p><text:s/>, </text:p>
          </table:table-cell>
          <table:table-cell table:formula="oooc:=CONCATENATE([Tables.HN58]; &quot; &quot;; [Tables.HO58]; &quot;, &quot;)" office:value-type="string" office:string-value=" , ">
            <text:p><text:s/>, </text:p>
          </table:table-cell>
          <table:table-cell table:formula="oooc:=CONCATENATE([Tables.HO58]; &quot; &quot;; [Tables.HP58]; &quot;, &quot;)" office:value-type="string" office:string-value=" , ">
            <text:p><text:s/>, </text:p>
          </table:table-cell>
          <table:table-cell table:formula="oooc:=CONCATENATE([Tables.HP58]; &quot; &quot;; [Tables.HQ58]; &quot;, &quot;)" office:value-type="string" office:string-value=" , ">
            <text:p><text:s/>, </text:p>
          </table:table-cell>
          <table:table-cell table:formula="oooc:=CONCATENATE([Tables.HQ58]; &quot; &quot;; [Tables.HR58]; &quot;, &quot;)" office:value-type="string" office:string-value=" , ">
            <text:p><text:s/>, </text:p>
          </table:table-cell>
          <table:table-cell table:formula="oooc:=CONCATENATE([Tables.HR58]; &quot; &quot;; [Tables.HS58]; &quot;, &quot;)" office:value-type="string" office:string-value=" , ">
            <text:p><text:s/>, </text:p>
          </table:table-cell>
          <table:table-cell table:formula="oooc:=CONCATENATE([Tables.HS58]; &quot; &quot;; [Tables.HT58]; &quot;, &quot;)" office:value-type="string" office:string-value=" , ">
            <text:p><text:s/>, </text:p>
          </table:table-cell>
          <table:table-cell table:formula="oooc:=CONCATENATE([Tables.HT58]; &quot; &quot;; [Tables.HU58]; &quot;, &quot;)" office:value-type="string" office:string-value=" , ">
            <text:p><text:s/>, </text:p>
          </table:table-cell>
          <table:table-cell table:formula="oooc:=CONCATENATE([Tables.HU58]; &quot; &quot;; [Tables.HV58]; &quot;, &quot;)" office:value-type="string" office:string-value=" , ">
            <text:p><text:s/>, </text:p>
          </table:table-cell>
          <table:table-cell table:formula="oooc:=CONCATENATE([Tables.HV58]; &quot; &quot;; [Tables.HW58]; &quot;, &quot;)" office:value-type="string" office:string-value=" , ">
            <text:p><text:s/>, </text:p>
          </table:table-cell>
          <table:table-cell table:formula="oooc:=CONCATENATE([Tables.HW58]; &quot; &quot;; [Tables.HX58]; &quot;, &quot;)" office:value-type="string" office:string-value=" , ">
            <text:p><text:s/>, </text:p>
          </table:table-cell>
          <table:table-cell table:formula="oooc:=CONCATENATE([Tables.HX58]; &quot; &quot;; [Tables.HY58]; &quot;, &quot;)" office:value-type="string" office:string-value=" , ">
            <text:p><text:s/>, </text:p>
          </table:table-cell>
          <table:table-cell table:formula="oooc:=CONCATENATE([Tables.HY58]; &quot; &quot;; [Tables.HZ58]; &quot;, &quot;)" office:value-type="string" office:string-value=" , ">
            <text:p><text:s/>, </text:p>
          </table:table-cell>
          <table:table-cell table:formula="oooc:=CONCATENATE([Tables.HZ58]; &quot; &quot;; [Tables.IA58]; &quot;, &quot;)" office:value-type="string" office:string-value=" , ">
            <text:p><text:s/>, </text:p>
          </table:table-cell>
          <table:table-cell table:formula="oooc:=CONCATENATE([Tables.IA58]; &quot; &quot;; [Tables.IB58]; &quot;, &quot;)" office:value-type="string" office:string-value=" , ">
            <text:p><text:s/>, </text:p>
          </table:table-cell>
          <table:table-cell table:formula="oooc:=CONCATENATE([Tables.IB58]; &quot; &quot;; [Tables.IC58]; &quot;, &quot;)" office:value-type="string" office:string-value=" , ">
            <text:p><text:s/>, </text:p>
          </table:table-cell>
          <table:table-cell table:formula="oooc:=CONCATENATE([Tables.IC58]; &quot; &quot;; [Tables.ID58]; &quot;, &quot;)" office:value-type="string" office:string-value=" , ">
            <text:p><text:s/>, </text:p>
          </table:table-cell>
          <table:table-cell table:formula="oooc:=CONCATENATE([Tables.ID58]; &quot; &quot;; [Tables.IE58]; &quot;, &quot;)" office:value-type="string" office:string-value=" , ">
            <text:p><text:s/>, </text:p>
          </table:table-cell>
          <table:table-cell table:formula="oooc:=CONCATENATE([Tables.IE58]; &quot; &quot;; [Tables.IF58]; &quot;, &quot;)" office:value-type="string" office:string-value=" , ">
            <text:p><text:s/>, </text:p>
          </table:table-cell>
          <table:table-cell table:formula="oooc:=CONCATENATE([Tables.IF58]; &quot; &quot;; [Tables.IG58]; &quot;, &quot;)" office:value-type="string" office:string-value=" , ">
            <text:p><text:s/>, </text:p>
          </table:table-cell>
          <table:table-cell table:formula="oooc:=CONCATENATE([Tables.IG58]; &quot; &quot;; [Tables.IH58]; &quot;, &quot;)" office:value-type="string" office:string-value=" , ">
            <text:p><text:s/>, </text:p>
          </table:table-cell>
          <table:table-cell table:formula="oooc:=CONCATENATE([Tables.IH58]; &quot; &quot;; [Tables.II58]; &quot;, &quot;)" office:value-type="string" office:string-value=" , ">
            <text:p><text:s/>, </text:p>
          </table:table-cell>
          <table:table-cell table:formula="oooc:=CONCATENATE([Tables.II58]; &quot; &quot;; [Tables.IJ58]; &quot;, &quot;)" office:value-type="string" office:string-value=" , ">
            <text:p><text:s/>, </text:p>
          </table:table-cell>
          <table:table-cell table:formula="oooc:=CONCATENATE([Tables.IJ58]; &quot; &quot;; [Tables.IK58]; &quot;, &quot;)" office:value-type="string" office:string-value=" , ">
            <text:p><text:s/>, </text:p>
          </table:table-cell>
          <table:table-cell table:formula="oooc:=CONCATENATE([Tables.IK58]; &quot; &quot;; [Tables.IL58]; &quot;, &quot;)" office:value-type="string" office:string-value=" , ">
            <text:p><text:s/>, </text:p>
          </table:table-cell>
          <table:table-cell table:formula="oooc:=CONCATENATE([Tables.IL58]; &quot; &quot;; [Tables.IM58]; &quot;, &quot;)" office:value-type="string" office:string-value=" , ">
            <text:p><text:s/>, </text:p>
          </table:table-cell>
          <table:table-cell table:formula="oooc:=CONCATENATE([Tables.IM58]; &quot; &quot;; [Tables.IN58]; &quot;, &quot;)" office:value-type="string" office:string-value=" , ">
            <text:p><text:s/>, </text:p>
          </table:table-cell>
          <table:table-cell table:formula="oooc:=CONCATENATE([Tables.IN58]; &quot; &quot;; [Tables.IO58]; &quot;, &quot;)" office:value-type="string" office:string-value=" , ">
            <text:p><text:s/>, </text:p>
          </table:table-cell>
          <table:table-cell table:formula="oooc:=CONCATENATE([Tables.IO58]; &quot; &quot;; [Tables.IP58]; &quot;, &quot;)" office:value-type="string" office:string-value=" , ">
            <text:p><text:s/>, </text:p>
          </table:table-cell>
          <table:table-cell table:formula="oooc:=CONCATENATE([Tables.IP58]; &quot; &quot;; [Tables.IQ58]; &quot;, &quot;)" office:value-type="string" office:string-value=" , ">
            <text:p><text:s/>, </text:p>
          </table:table-cell>
          <table:table-cell table:formula="oooc:=CONCATENATE([Tables.IQ58]; &quot; &quot;; [Tables.IR58]; &quot;, &quot;)" office:value-type="string" office:string-value=" , ">
            <text:p><text:s/>, </text:p>
          </table:table-cell>
          <table:table-cell table:formula="oooc:=CONCATENATE([Tables.IR58]; &quot; &quot;; [Tables.IS58]; &quot;, &quot;)" office:value-type="string" office:string-value=" , ">
            <text:p><text:s/>, </text:p>
          </table:table-cell>
          <table:table-cell table:formula="oooc:=CONCATENATE([Tables.IS58]; &quot; &quot;; [Tables.IT58]; &quot;, &quot;)" office:value-type="string" office:string-value=" , ">
            <text:p><text:s/>, </text:p>
          </table:table-cell>
          <table:table-cell table:formula="oooc:=CONCATENATE([Tables.IT58]; &quot; &quot;; [Tables.IU58]; &quot;, &quot;)" office:value-type="string" office:string-value=" , ">
            <text:p><text:s/>, </text:p>
          </table:table-cell>
          <table:table-cell table:formula="oooc:=CONCATENATE([Tables.IU58]; &quot; &quot;; [Tables.IV58]; &quot;, &quot;)" office:value-type="string" office:string-value=" , ">
            <text:p><text:s/>, </text:p>
          </table:table-cell>
          <table:table-cell table:formula="oooc:=CONCATENATE([Tables.IV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  <table:table-cell table:formula="oooc:=CONCATENATE([Tables.#REF!58]; &quot; &quot;; [Tables.#REF!58]; &quot;, &quot;)" office:value-type="string" office:string-value="#REF!">
            <text:p>#REF!</text:p>
          </table:table-cell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6" table:number-columns-repeated="2"/>
          <table:table-cell table:number-columns-repeated="253"/>
        </table:table-row>
        <table:table-row table:style-name="ro2">
          <table:table-cell table:formula="oooc:=CONCATENATE([Tables.H60]; &quot; &quot;; [Tables.I60]; &quot;, &quot;)" office:value-type="string" office:string-value="Valid BOOLEAN, ">
            <text:p>Valid BOOLEAN, </text:p>
          </table:table-cell>
          <table:table-cell table:style-name="ce46" table:number-columns-repeated="2"/>
          <table:table-cell table:number-columns-repeated="25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6" table:number-columns-repeated="2"/>
          <table:table-cell table:number-columns-repeated="25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style-name="ce46" table:number-columns-repeated="2"/>
          <table:table-cell table:number-columns-repeated="253"/>
        </table:table-row>
        <table:table-row table:style-name="ro3">
          <table:table-cell table:style-name="ce47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255"/>
        </table:table-row>
        <table:table-row table:style-name="ro3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255"/>
        </table:table-row>
        <table:table-row table:style-name="ro3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255"/>
        </table:table-row>
        <table:table-row table:style-name="ro3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255"/>
        </table:table-row>
        <table:table-row table:style-name="ro3">
          <table:table-cell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RegionAuth VALUES ('root', '', 'REGION', 5, '');</text:p>
          </table:table-cell>
          <table:table-cell table:number-columns-repeated="255"/>
        </table:table-row>
        <table:table-row table:style-name="ro3">
          <table:table-cell table:style-name="ce50" office:value-type="string">
            <text:p>INSERT INTO RegionAuth VALUES ('root', '', 'USER', 5, '');</text:p>
          </table:table-cell>
          <table:table-cell table:number-columns-repeated="255"/>
        </table:table-row>
        <table:table-row table:style-name="ro3" table:number-rows-repeated="6544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6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6"/>
        <table:table-row table:style-name="ro3">
          <table:table-cell table:style-name="ce44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3">
          <table:table-cell table:style-name="ce45" table:formula="oooc:=[Tables.D3]" office:value-type="date" office:date-value="2009-02-18">
            <text:p>2009-02-18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48" table:formula="oooc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2" table:formula="oooc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N13]; &quot; &quot;; [Tables.O13]; &quot;, &quot;)" office:value-type="string" office:string-value="EventLangCode VARCHAR(3) NOT NULL, ">
            <text:p>EventLangCode VARCHAR(3) NOT NULL, </text:p>
          </table:table-cell>
          <table:table-cell table:number-columns-repeated="255"/>
        </table:table-row>
        <table:table-row table:style-name="ro3">
          <table:table-cell table:formula="oooc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N17]; &quot; &quot;; [Tables.O17]; &quot;, &quot;)" office:value-type="string" office:string-value="EventActive BOOLEAN NOT NULL DEFAULT TRUE, ">
            <text:p>EventActive BOOLEAN NOT NULL DEFAULT TRUE, </text:p>
          </table:table-cell>
          <table:table-cell table:number-columns-repeated="255"/>
        </table:table-row>
        <table:table-row table:style-name="ro3">
          <table:table-cell table:formula="oooc:=CONCATENATE([Tables.N18]; &quot; &quot;; [Tables.O18]; &quot;, &quot;)" office:value-type="string" office:string-value="EventPredefined BOOLEAN NOT NULL DEFAULT False, ">
            <text:p>EventPredefined BOOLEAN NOT NULL DEFAULT False, </text:p>
          </table:table-cell>
          <table:table-cell table:number-columns-repeated="255"/>
        </table:table-row>
        <table:table-row table:style-name="ro3">
          <table:table-cell table:formula="oooc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12];&quot;','&quot;; [Tables.N13];&quot;')&quot;)" office:value-type="string" office:string-value="PRIMARY KEY('EventId','EventLangCode')">
            <text:p>PRIMARY KEY('EventId','EventLang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N26]; &quot; &quot;; [Tables.O26]; &quot;, &quot;)" office:value-type="string" office:string-value="CauseLangCode VARCHAR(3) NOT NULL, ">
            <text:p>CauseLangCode VARCHAR(3) NOT NULL, </text:p>
          </table:table-cell>
          <table:table-cell table:number-columns-repeated="255"/>
        </table:table-row>
        <table:table-row table:style-name="ro3">
          <table:table-cell table:formula="oooc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N30]; &quot; &quot;; [Tables.O30]; &quot;, &quot;)" office:value-type="string" office:string-value="CauseActive BOOLEAN NOT NULL DEFAULT TRUE, ">
            <text:p>CauseActive BOOLEAN NOT NULL DEFAULT TRUE, </text:p>
          </table:table-cell>
          <table:table-cell table:number-columns-repeated="255"/>
        </table:table-row>
        <table:table-row table:style-name="ro3">
          <table:table-cell table:formula="oooc:=CONCATENATE([Tables.N31]; &quot; &quot;; [Tables.O31]; &quot;, &quot;)" office:value-type="string" office:string-value="CausePredefined BOOLEAN NOT NULL DEFAULT False, ">
            <text:p>CausePredefined BOOLEAN NOT NULL DEFAULT False, </text:p>
          </table:table-cell>
          <table:table-cell table:number-columns-repeated="255"/>
        </table:table-row>
        <table:table-row table:style-name="ro3">
          <table:table-cell table:formula="oooc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25];&quot;','&quot;; [Tables.N26];&quot;')&quot;)" office:value-type="string" office:string-value="PRIMARY KEY('CauseId','CauseLangCode')">
            <text:p>PRIMARY KEY('CauseId','CauseLang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38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3">
          <table:table-cell table:style-name="ce54" table:formula="oooc:=CONCATENATE([BASE.$B$2]; &quot;'&quot;; [Tables.N38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3">
          <table:table-cell table:formula="oooc:=CONCATENATE([Tables.N39]; &quot; &quot;; [Tables.O39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3">
          <table:table-cell table:formula="oooc:=CONCATENATE([Tables.N40]; &quot; &quot;; [Tables.O40]; &quot;, &quot;)" office:value-type="string" office:string-value="GeoLevelLangCode VARCHAR(3) NOT NULL, ">
            <text:p>GeoLevelLangCode VARCHAR(3) NOT NULL, </text:p>
          </table:table-cell>
          <table:table-cell table:number-columns-repeated="255"/>
        </table:table-row>
        <table:table-row table:style-name="ro3">
          <table:table-cell table:formula="oooc:=CONCATENATE([Tables.N41]; &quot; &quot;; [Tables.O4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42]; &quot; &quot;; [Tables.O42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3">
          <table:table-cell table:formula="oooc:=CONCATENATE([Tables.N43]; &quot; &quot;; [Tables.O43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3">
          <table:table-cell table:formula="oooc:=CONCATENATE([Tables.N44]; &quot; &quot;; [Tables.O44]; &quot;, &quot;)" office:value-type="string" office:string-value="GeoLevelActive BOOLEAN NOT NULL DEFAULT False, ">
            <text:p>GeoLevelActive BOOLEAN NOT NULL DEFAULT False, </text:p>
          </table:table-cell>
          <table:table-cell table:number-columns-repeated="255"/>
        </table:table-row>
        <table:table-row table:style-name="ro3">
          <table:table-cell table:formula="oooc:=CONCATENATE([Tables.N45]; &quot; &quot;; [Tables.O45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3">
          <table:table-cell table:formula="oooc:=CONCATENATE([Tables.N46]; &quot; &quot;; [Tables.O46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3">
          <table:table-cell table:formula="oooc:=CONCATENATE([Tables.N47]; &quot; &quot;; [Tables.O47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39];&quot;','&quot;;[Tables.N40];&quot;')&quot;)" office:value-type="string" office:string-value="PRIMARY KEY('GeoLevelId','GeoLevelLangCode')">
            <text:p>PRIMARY KEY('GeoLevelId','GeoLevelLang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49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3">
          <table:table-cell table:style-name="ce54" table:formula="oooc:=CONCATENATE([BASE.$B$2]; &quot;'&quot;; [Tables.N49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3">
          <table:table-cell table:formula="oooc:=CONCATENATE([Tables.N50]; &quot; &quot;; [Tables.O50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3">
          <table:table-cell table:formula="oooc:=CONCATENATE([Tables.N51]; &quot; &quot;; [Tables.O51]; &quot;, &quot;)" office:value-type="string" office:string-value="GeographyLangCode VARCHAR(3) NOT NULL, ">
            <text:p>GeographyLangCode VARCHAR(3) NOT NULL, </text:p>
          </table:table-cell>
          <table:table-cell table:number-columns-repeated="255"/>
        </table:table-row>
        <table:table-row table:style-name="ro3">
          <table:table-cell table:formula="oooc:=CONCATENATE([Tables.N52]; &quot; &quot;; [Tables.O5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53]; &quot; &quot;; [Tables.O53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3">
          <table:table-cell table:formula="oooc:=CONCATENATE([Tables.N54]; &quot; &quot;; [Tables.O54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3">
          <table:table-cell table:formula="oooc:=CONCATENATE([Tables.N55]; &quot; &quot;; [Tables.O55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3">
          <table:table-cell table:formula="oooc:=CONCATENATE([Tables.N56]; &quot; &quot;; [Tables.O56]; &quot;, &quot;)" office:value-type="string" office:string-value="GeographyActive BOOLEAN NOT NULL DEFAULT TRUE, ">
            <text:p>GeographyActive BOOLEAN NOT NULL DEFAULT TRU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50];&quot;','&quot;;[Tables.N51];&quot;')&quot;)" office:value-type="string" office:string-value="PRIMARY KEY('GeographyId','GeographyLangCode')">
            <text:p>PRIMARY KEY('GeographyId','GeographyLangCode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3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3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3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3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3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3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3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3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3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3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3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3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3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3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3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3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3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3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3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3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3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3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3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3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3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3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3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3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3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3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3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3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3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3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3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3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3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3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3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3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3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3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3">
          <table:table-cell table:formula="oooc:=CONCATENATE([Tables.Q49]; &quot; &quot;; [Tables.R49]; &quot;, &quot;)" office:value-type="string" office:string-value="SectorTransportQ INTEGER, ">
            <text:p>SectorTransportQ INTEGER, </text:p>
          </table:table-cell>
          <table:table-cell table:number-columns-repeated="255"/>
        </table:table-row>
        <table:table-row table:style-name="ro3">
          <table:table-cell table:formula="oooc:=CONCATENATE([Tables.Q50]; &quot; &quot;; [Tables.R50]; &quot;, &quot;)" office:value-type="string" office:string-value="SectorCommunicationsQ INTEGER, ">
            <text:p>SectorCommunicationsQ INTEGER, </text:p>
          </table:table-cell>
          <table:table-cell table:number-columns-repeated="255"/>
        </table:table-row>
        <table:table-row table:style-name="ro3">
          <table:table-cell table:formula="oooc:=CONCATENATE([Tables.Q51]; &quot; &quot;; [Tables.R51]; &quot;, &quot;)" office:value-type="string" office:string-value="SectorReliefQ INTEGER, ">
            <text:p>SectorReliefQ INTEGER, </text:p>
          </table:table-cell>
          <table:table-cell table:number-columns-repeated="255"/>
        </table:table-row>
        <table:table-row table:style-name="ro3">
          <table:table-cell table:formula="oooc:=CONCATENATE([Tables.Q52]; &quot; &quot;; [Tables.R52]; &quot;, &quot;)" office:value-type="string" office:string-value="SectorAgriculturalQ INTEGER, ">
            <text:p>SectorAgriculturalQ INTEGER, </text:p>
          </table:table-cell>
          <table:table-cell table:number-columns-repeated="255"/>
        </table:table-row>
        <table:table-row table:style-name="ro3">
          <table:table-cell table:formula="oooc:=CONCATENATE([Tables.Q53]; &quot; &quot;; [Tables.R53]; &quot;, &quot;)" office:value-type="string" office:string-value="SectorWaterSupplyQ INTEGER, ">
            <text:p>SectorWaterSupplyQ INTEGER, </text:p>
          </table:table-cell>
          <table:table-cell table:number-columns-repeated="255"/>
        </table:table-row>
        <table:table-row table:style-name="ro3">
          <table:table-cell table:formula="oooc:=CONCATENATE([Tables.Q54]; &quot; &quot;; [Tables.R54]; &quot;, &quot;)" office:value-type="string" office:string-value="SectorSewerageQ INTEGER, ">
            <text:p>SectorSewerageQ INTEGER, </text:p>
          </table:table-cell>
          <table:table-cell table:number-columns-repeated="255"/>
        </table:table-row>
        <table:table-row table:style-name="ro3">
          <table:table-cell table:formula="oooc:=CONCATENATE([Tables.Q55]; &quot; &quot;; [Tables.R55]; &quot;, &quot;)" office:value-type="string" office:string-value="SectorEducationQ INTEGER, ">
            <text:p>SectorEducationQ INTEGER, </text:p>
          </table:table-cell>
          <table:table-cell table:number-columns-repeated="255"/>
        </table:table-row>
        <table:table-row table:style-name="ro3">
          <table:table-cell table:formula="oooc:=CONCATENATE([Tables.Q56]; &quot; &quot;; [Tables.R56]; &quot;, &quot;)" office:value-type="string" office:string-value="SectorPowerQ INTEGER, ">
            <text:p>SectorPowerQ INTEGER, </text:p>
          </table:table-cell>
          <table:table-cell table:number-columns-repeated="255"/>
        </table:table-row>
        <table:table-row table:style-name="ro3">
          <table:table-cell table:formula="oooc:=CONCATENATE([Tables.Q57]; &quot; &quot;; [Tables.R57]; &quot;, &quot;)" office:value-type="string" office:string-value="SectorIndustryQ INTEGER, ">
            <text:p>SectorIndustryQ INTEGER, </text:p>
          </table:table-cell>
          <table:table-cell table:number-columns-repeated="255"/>
        </table:table-row>
        <table:table-row table:style-name="ro3">
          <table:table-cell table:formula="oooc:=CONCATENATE([Tables.Q58]; &quot; &quot;; [Tables.R58]; &quot;, &quot;)" office:value-type="string" office:string-value="SectorHealthQ INTEGER, ">
            <text:p>SectorHealthQ INTEGER, </text:p>
          </table:table-cell>
          <table:table-cell table:number-columns-repeated="255"/>
        </table:table-row>
        <table:table-row table:style-name="ro3">
          <table:table-cell table:formula="oooc:=CONCATENATE([Tables.Q59]; &quot; &quot;; [Tables.R59]; &quot;, &quot;)" office:value-type="string" office:string-value="SectorOtherQ INTEGER, ">
            <text:p>SectorOtherQ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65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65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3">
          <table:table-cell table:formula="oooc:=CONCATENATE([Tables.Q66]; &quot; &quot;; [Tables.R66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3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Q68]; &quot; &quot;; [Tables.R68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3">
          <table:table-cell table:formula="oooc:=CONCATENATE([Tables.Q69]; &quot; &quot;; [Tables.R69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3">
          <table:table-cell table:formula="oooc:=CONCATENATE([Tables.Q70]; &quot; &quot;; [Tables.R70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66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N58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N58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3">
          <table:table-cell table:formula="oooc:=CONCATENATE([Tables.N59]; &quot; &quot;; [Tables.O59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3">
          <table:table-cell table:formula="oooc:=CONCATENATE([Tables.N60]; &quot; &quot;; [Tables.O6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N61]; &quot; &quot;; [Tables.O6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3">
          <table:table-cell table:formula="oooc:=CONCATENATE([Tables.N62]; &quot; &quot;; [Tables.O62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3">
          <table:table-cell table:formula="oooc:=CONCATENATE([Tables.N63]; &quot; &quot;; [Tables.O63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3">
          <table:table-cell table:formula="oooc:=CONCATENATE([Tables.N64]; &quot; &quot;; [Tables.O64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3">
          <table:table-cell table:formula="oooc:=CONCATENATE([Tables.N65]; &quot; &quot;; [Tables.O65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3">
          <table:table-cell table:formula="oooc:=CONCATENATE([Tables.N66]; &quot; &quot;; [Tables.O66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3">
          <table:table-cell table:formula="oooc:=CONCATENATE([Tables.N67]; &quot; &quot;; [Tables.O67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N59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47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3">
          <table:table-cell table:style-name="ce55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3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3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style-name="ce47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Default"/>
          <table:table-cell table:number-columns-repeated="255"/>
        </table:table-row>
        <table:table-row table:style-name="ro3">
          <table:table-cell table:style-name="ce47" table:formula="oooc:=CONCATENATE([BASE.$B$1]; [Tables.N69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3">
          <table:table-cell table:style-name="ce56" table:formula="oooc:=CONCATENATE([BASE.$B$2]; &quot;'&quot;; [Tables.N69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3">
          <table:table-cell table:formula="oooc:=CONCATENATE([Tables.N70]; &quot; &quot;; [Tables.O70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3">
          <table:table-cell table:formula="oooc:=CONCATENATE([Tables.N71]; &quot; &quot;; [Tables.O71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3">
          <table:table-cell table:formula="oooc:=CONCATENATE([Tables.N72]; &quot; &quot;; [Tables.O72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3">
          <table:table-cell table:formula="oooc:=CONCATENATE([Tables.N73]; &quot; &quot;; [Tables.O73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3">
          <table:table-cell table:style-name="ce47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3" table:number-rows-repeated="2">
          <table:table-cell table:style-name="Default"/>
          <table:table-cell table:number-columns-repeated="255"/>
        </table:table-row>
        <table:table-row table:style-name="ro3">
          <table:table-cell table:style-name="ce49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DBVersion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RegCountr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First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18NThirdLang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SyncMasterURL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SyncLastup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EndDat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InfoAdminURL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Credit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General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Source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Synopsis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Geography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ImageLogo','','','');</text:p>
          </table:table-cell>
          <table:table-cell table:number-columns-repeated="255"/>
        </table:table-row>
        <table:table-row table:style-name="ro3">
          <table:table-cell table:style-name="ce58" office:value-type="string">
            <text:p>INSERT INTO Info VALUES ('InfoImageIcon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inX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in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axX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GeoLimitMaxY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Info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vent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Cause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GeoLevel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Disaster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Field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Data','','','');</text:p>
          </table:table-cell>
          <table:table-cell table:number-columns-repeated="255"/>
        </table:table-row>
        <table:table-row table:style-name="ro3">
          <table:table-cell table:style-name="ce59" office:value-type="string">
            <text:p>INSERT INTO Info VALUES ('Sync_EEGroup','','','');</text:p>
          </table:table-cell>
          <table:table-cell table:number-columns-repeated="255"/>
        </table:table-row>
        <table:table-row table:style-name="ro3" table:number-rows-repeated="6532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8">02/18/2009</text:date>, <text:time>06:3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2-18T06:31:05</dc:date>
    <meta:printed-by>Mario Yandar</meta:printed-by>
    <meta:print-date>2008-05-09T11:50:49</meta:print-date>
    <meta:editing-cycles>304</meta:editing-cycles>
    <meta:editing-duration>P3DT13H3M1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307"/>
  </office:meta>
</office:document-meta>
</file>